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master-page-name="">
      <style:table-properties style:width="17cm" style:page-number="auto" table:align="margins"/>
    </style:style>
    <style:style style:name="Tableau1.A" style:family="table-column">
      <style:table-column-properties style:column-width="10.407cm" style:rel-column-width="5900*"/>
    </style:style>
    <style:style style:name="Tableau1.B" style:family="table-column">
      <style:table-column-properties style:column-width="6.593cm" style:rel-column-width="373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2719*"/>
    </style:style>
    <style:style style:name="Tableau2.B" style:family="table-column">
      <style:table-column-properties style:column-width="12.204cm" style:rel-column-width="6919*"/>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3" style:family="table" style:master-page-name="">
      <style:table-properties style:width="17cm" style:page-number="auto" fo:break-before="auto" fo:break-after="auto" table:align="margins" fo:background-color="transparent" style:shadow="none" fo:keep-with-next="auto" style:may-break-between-rows="true" style:writing-mode="page" table:border-model="separating">
        <style:background-image/>
      </style:table-properties>
    </style:style>
    <style:style style:name="Tableau3.A" style:family="table-column">
      <style:table-column-properties style:column-width="4.796cm" style:rel-column-width="2719*"/>
    </style:style>
    <style:style style:name="Tableau3.B" style:family="table-column">
      <style:table-column-properties style:column-width="12.204cm" style:rel-column-width="6919*"/>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8" style:family="table-row">
      <style:table-row-properties fo:background-color="transparent" fo:keep-together="auto">
        <style:background-image/>
      </style:table-row-properties>
    </style:style>
    <style:style style:name="Tableau3.A8"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8"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master-page-name="">
      <style:table-properties style:width="17cm" style:page-number="auto" fo:break-before="auto" fo:break-after="auto" table:align="margins" fo:background-color="transparent" style:shadow="none" fo:keep-with-next="auto" style:may-break-between-rows="true" style:writing-mode="page" table:border-model="separating">
        <style:background-image/>
      </style:table-properties>
    </style:style>
    <style:style style:name="Tableau4.A" style:family="table-column">
      <style:table-column-properties style:column-width="4.796cm" style:rel-column-width="2719*"/>
    </style:style>
    <style:style style:name="Tableau4.B" style:family="table-column">
      <style:table-column-properties style:column-width="12.204cm" style:rel-column-width="6919*"/>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Tableau4.A4" style:family="table-cell">
      <style:table-cell-properties fo:padding-left="0.049cm" fo:padding-right="0.049cm" fo:padding-top="0.55cm" fo:padding-bottom="0.55cm" fo:border="none" style:writing-mode="page"/>
    </style:style>
    <style:style style:name="Tableau4.B4" style:family="table-cell">
      <style:table-cell-properties fo:padding-left="0.049cm" fo:padding-right="0.049cm" fo:padding-top="0.55cm" fo:padding-bottom="0.55cm" fo:border-left="1.05pt solid #355269" fo:border-right="none" fo:border-top="none" fo:border-bottom="none" style:writing-mode="page"/>
    </style:style>
    <style:style style:name="Tableau4.A5" style:family="table-cell">
      <style:table-cell-properties fo:padding-left="0.049cm" fo:padding-right="0.049cm" fo:padding-top="0.55cm" fo:padding-bottom="0.55cm" fo:border="none" style:writing-mode="page"/>
    </style:style>
    <style:style style:name="Tableau4.B5" style:family="table-cell">
      <style:table-cell-properties fo:padding-left="0.049cm" fo:padding-right="0.049cm" fo:padding-top="0.55cm" fo:padding-bottom="0.55cm" fo:border-left="1.05pt solid #355269" fo:border-right="none" fo:border-top="none" fo:border-bottom="none" style:writing-mode="page"/>
    </style:style>
    <style:style style:name="Tableau4.A6" style:family="table-cell">
      <style:table-cell-properties fo:padding-left="0.049cm" fo:padding-right="0.049cm" fo:padding-top="0.55cm" fo:padding-bottom="0.55cm" fo:border="none" style:writing-mode="page"/>
    </style:style>
    <style:style style:name="Tableau4.B6" style:family="table-cell">
      <style:table-cell-properties fo:padding-left="0.049cm" fo:padding-right="0.049cm" fo:padding-top="0.55cm" fo:padding-bottom="0.55cm" fo:border-left="1.05pt solid #355269" fo:border-right="none" fo:border-top="none" fo:border-bottom="none" style:writing-mode="page"/>
    </style:style>
    <style:style style:name="Tableau4.A7" style:family="table-cell">
      <style:table-cell-properties fo:padding-left="0.049cm" fo:padding-right="0.049cm" fo:padding-top="0.55cm" fo:padding-bottom="0.55cm" fo:border="none" style:writing-mode="page"/>
    </style:style>
    <style:style style:name="Tableau4.B7" style:family="table-cell">
      <style:table-cell-properties fo:padding-left="0.049cm" fo:padding-right="0.049cm" fo:padding-top="0.55cm" fo:padding-bottom="0.55cm" fo:border-left="1.05pt solid #355269" fo:border-right="none" fo:border-top="none" fo:border-bottom="none" style:writing-mode="page"/>
    </style:style>
    <style:style style:name="Tableau4.A8" style:family="table-cell">
      <style:table-cell-properties fo:padding-left="0.049cm" fo:padding-right="0.049cm" fo:padding-top="0.55cm" fo:padding-bottom="0.55cm" fo:border="none" style:writing-mode="page"/>
    </style:style>
    <style:style style:name="Tableau4.B8"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Footer">
      <style:paragraph-properties fo:text-align="end" style:justify-single-word="false"/>
      <style:text-properties fo:color="#355269" loext:opacity="100%" style:font-name="Arial" fo:font-size="11pt" style:font-size-asian="9.60000038146973pt" style:font-size-complex="11pt"/>
    </style:style>
    <style:style style:name="P2"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3" style:family="paragraph" style:parent-style-name="Standard">
      <loext:graphic-properties draw:fill="none"/>
      <style:paragraph-properties fo:margin-left="0cm" fo:margin-right="0cm" style:line-height-at-least="0cm" fo:text-indent="0cm" style:auto-text-indent="false" fo:background-color="transparent"/>
      <style:text-properties fo:color="#355269" loext:opacity="100%" style:font-name="Arial Black" fo:font-size="24pt" fo:font-weight="normal" officeooo:rsid="0006101b" officeooo:paragraph-rsid="0006101b" style:font-size-asian="24pt" style:font-weight-asian="normal" style:font-size-complex="24pt" style:font-weight-complex="normal"/>
    </style:style>
    <style:style style:name="P4" style:family="paragraph" style:parent-style-name="Standard">
      <style:paragraph-properties fo:margin-top="0.199cm" fo:margin-bottom="0cm" style:contextual-spacing="false" fo:padding="0cm" fo:border="none"/>
      <style:text-properties fo:font-variant="normal" fo:text-transform="none" fo:color="#355269" loext:opacity="100%" style:font-name="Arial" fo:font-size="11pt" fo:font-weight="normal" officeooo:rsid="0006101b" officeooo:paragraph-rsid="000c67f3" style:font-size-asian="9.60000038146973pt" style:font-weight-asian="normal" style:font-size-complex="11pt" style:font-weight-complex="normal"/>
    </style:style>
    <style:style style:name="P5" style:family="paragraph" style:parent-style-name="Standard">
      <style:paragraph-properties fo:margin-top="0.199cm" fo:margin-bottom="0cm" style:contextual-spacing="false" fo:padding="0cm" fo:border="none"/>
      <style:text-properties fo:font-variant="normal" fo:text-transform="none" fo:color="#355269" loext:opacity="100%" style:font-name="Arial" officeooo:paragraph-rsid="0030ab35"/>
    </style:style>
    <style:style style:name="P6"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7"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8"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9"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10"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11" style:family="paragraph" style:parent-style-name="Standard">
      <style:paragraph-properties fo:margin-top="0.499cm" fo:margin-bottom="0.499cm" style:contextual-spacing="false" fo:break-before="page" fo:padding="0cm" fo:border="none" style:join-border="false"/>
      <style:text-properties fo:text-transform="uppercase" fo:color="#355269" loext:opacity="100%" style:font-name="Arial" fo:font-size="12pt" fo:font-weight="bold" officeooo:rsid="0006101b" officeooo:paragraph-rsid="0030ab35" style:font-size-asian="12pt" style:font-weight-asian="bold" style:font-size-complex="12pt" style:font-weight-complex="bold"/>
    </style:style>
    <style:style style:name="P12" style:family="paragraph" style:parent-style-name="Table_20_Contents">
      <style:paragraph-properties fo:text-align="end" style:justify-single-word="false"/>
      <style:text-properties fo:color="#355269" loext:opacity="100%" style:font-name="Arial" fo:font-size="11pt" style:text-underline-style="none" style:font-size-asian="9.60000038146973pt" style:font-size-complex="11pt"/>
    </style:style>
    <style:style style:name="P13" style:family="paragraph" style:parent-style-name="Table_20_Contents" style:list-style-name="L1">
      <style:text-properties fo:color="#355269" loext:opacity="100%" style:font-name="Arial" fo:font-size="11pt" officeooo:paragraph-rsid="00335051" style:font-size-asian="9.60000038146973pt" style:font-size-complex="11pt"/>
    </style:style>
    <style:style style:name="P14" style:family="paragraph" style:parent-style-name="Table_20_Contents" style:list-style-name="L2">
      <style:text-properties fo:color="#355269" loext:opacity="100%" style:font-name="Arial" fo:font-size="11pt" officeooo:paragraph-rsid="0032a259" style:font-size-asian="9.60000038146973pt" style:font-size-complex="11pt"/>
    </style:style>
    <style:style style:name="P15" style:family="paragraph" style:parent-style-name="Table_20_Contents" style:list-style-name="L2">
      <style:text-properties fo:color="#355269" loext:opacity="100%" style:font-name="Arial" fo:font-size="11pt" officeooo:paragraph-rsid="003f18bd" style:font-size-asian="9.60000038146973pt" style:font-size-complex="11pt"/>
    </style:style>
    <style:style style:name="P16" style:family="paragraph" style:parent-style-name="Table_20_Contents" style:list-style-name="L6">
      <style:text-properties fo:color="#355269" loext:opacity="100%" style:font-name="Arial" fo:font-size="11pt" officeooo:paragraph-rsid="003f18bd" style:font-size-asian="9.60000038146973pt" style:font-size-complex="11pt"/>
    </style:style>
    <style:style style:name="P17" style:family="paragraph" style:parent-style-name="Table_20_Contents" style:list-style-name="L6">
      <style:text-properties fo:color="#355269" loext:opacity="100%" style:font-name="Arial" fo:font-size="11pt" officeooo:paragraph-rsid="0040e137" style:font-size-asian="9.60000038146973pt" style:font-size-complex="11pt"/>
    </style:style>
    <style:style style:name="P18" style:family="paragraph" style:parent-style-name="Table_20_Contents">
      <style:text-properties fo:color="#355269" loext:opacity="100%" style:font-name="Arial" fo:font-size="11pt" officeooo:paragraph-rsid="003f18bd" style:font-size-asian="9.60000038146973pt" style:font-size-complex="11pt"/>
    </style:style>
    <style:style style:name="P19"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20"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21"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22"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2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2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2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2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27"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2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29"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40e137" style:font-size-asian="10pt" style:font-weight-asian="bold" style:font-size-complex="10pt" style:font-weight-complex="bold"/>
    </style:style>
    <style:style style:name="P30" style:family="paragraph" style:parent-style-name="Table_20_Contents" style:list-style-name="L5">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31" style:family="paragraph" style:parent-style-name="Table_20_Contents" style:list-style-name="L8">
      <style:paragraph-properties fo:margin-top="0cm" fo:margin-bottom="0cm" style:contextual-spacing="false"/>
      <style:text-properties fo:font-variant="normal" fo:text-transform="none" fo:color="#355269" loext:opacity="100%" style:font-name="Arial" fo:font-size="11pt" fo:font-style="normal" officeooo:paragraph-rsid="003f18bd" style:font-size-asian="9.60000038146973pt" style:font-style-asian="normal" style:font-size-complex="11pt" style:font-style-complex="normal"/>
    </style:style>
    <style:style style:name="P32" style:family="paragraph" style:parent-style-name="Table_20_Contents" style:list-style-name="L7">
      <style:paragraph-properties fo:margin-top="0cm" fo:margin-bottom="0cm" style:contextual-spacing="false"/>
      <style:text-properties fo:font-style="normal" officeooo:paragraph-rsid="003f18bd" style:font-style-asian="normal" style:font-style-complex="normal"/>
    </style:style>
    <style:style style:name="P33" style:family="paragraph" style:parent-style-name="Table_20_Contents" style:list-style-name="L5">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34" style:family="paragraph" style:parent-style-name="Table_20_Contents" style:list-style-name="L8">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35"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36"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37"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38"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39"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40"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4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42"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4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44"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4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40e137" style:font-size-asian="9.60000038146973pt" style:font-style-asian="italic" style:font-size-complex="11pt" style:font-style-complex="italic"/>
    </style:style>
    <style:style style:name="P46"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47"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f18bd" style:font-size-asian="9.60000038146973pt" style:font-style-asian="italic" style:font-size-complex="11pt" style:font-style-complex="italic"/>
    </style:style>
    <style:style style:name="P48" style:family="paragraph" style:parent-style-name="Table_20_Contents" style:list-style-name="L5">
      <style:paragraph-properties fo:margin-top="0cm" fo:margin-bottom="0.3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49" style:family="paragraph" style:parent-style-name="Text_20_body" style:list-style-name="L8">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T1" style:family="text">
      <style:text-properties fo:color="#355269" loext:opacity="100%" style:text-underline-style="none"/>
    </style:style>
    <style:style style:name="T2" style:family="text">
      <style:text-properties fo:color="#355269" loext:opacity="100%" style:font-name="Arial" fo:font-size="11pt" style:font-size-asian="9.60000038146973pt" style:font-size-complex="11pt"/>
    </style:style>
    <style:style style:name="T3" style:family="text">
      <style:text-properties fo:color="#355269" loext:opacity="100%" style:font-name="Arial" fo:font-size="11pt" officeooo:rsid="0039bbb3" style:font-size-asian="9.60000038146973pt" style:font-size-complex="11pt"/>
    </style:style>
    <style:style style:name="T4" style:family="text">
      <style:text-properties fo:font-weight="bold" style:font-weight-asian="bold" style:font-weight-complex="bold"/>
    </style:style>
    <style:style style:name="T5" style:family="text">
      <style:text-properties fo:font-weight="bold" officeooo:rsid="0040e137" style:font-weight-asian="bold" style:font-weight-complex="bold"/>
    </style:style>
    <style:style style:name="T6" style:family="text">
      <style:text-properties officeooo:rsid="00077deb"/>
    </style:style>
    <style:style style:name="T7" style:family="text">
      <style:text-properties officeooo:rsid="001a9b61"/>
    </style:style>
    <style:style style:name="T8" style:family="text">
      <style:text-properties officeooo:rsid="001ac8f8"/>
    </style:style>
    <style:style style:name="T9" style:family="text">
      <style:text-properties officeooo:rsid="001e1ecb"/>
    </style:style>
    <style:style style:name="T10" style:family="text">
      <style:text-properties officeooo:rsid="00223abd"/>
    </style:style>
    <style:style style:name="T11" style:family="text">
      <style:text-properties fo:letter-spacing="-0.014cm" style:font-weight-complex="600"/>
    </style:style>
    <style:style style:name="T12" style:family="text">
      <style:text-properties fo:letter-spacing="-0.014cm" officeooo:rsid="00335051" style:font-weight-complex="600"/>
    </style:style>
    <style:style style:name="T13" style:family="text">
      <style:text-properties fo:letter-spacing="-0.014cm" officeooo:rsid="0040e137" style:font-weight-complex="600"/>
    </style:style>
    <style:style style:name="T14" style:family="text">
      <style:text-properties officeooo:rsid="00335051"/>
    </style:style>
    <style:style style:name="T15" style:family="text">
      <style:text-properties officeooo:rsid="0038d241"/>
    </style:style>
    <style:style style:name="T16" style:family="text">
      <style:text-properties officeooo:rsid="0039bbb3"/>
    </style:style>
    <style:style style:name="T17" style:family="text">
      <style:text-properties officeooo:rsid="003b9698"/>
    </style:style>
    <style:style style:name="T18" style:family="text">
      <style:text-properties officeooo:rsid="003d3993"/>
    </style:style>
    <style:style style:name="T19" style:family="text">
      <style:text-properties officeooo:rsid="003f18bd"/>
    </style:style>
    <style:style style:name="T20" style:family="text">
      <style:text-properties officeooo:rsid="0040e137"/>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4783613422448">
          <table:table-cell table:style-name="Tableau1.A1" office:value-type="string">
            <text:p text:style-name="P3">RENAUD BOURDEAU</text:p>
            <text:p text:style-name="P2">Tech <text:span text:style-name="T10">l</text:span>ead front &amp; <text:span text:style-name="T10">développeur </text:span>back</text:p>
          </table:table-cell>
          <table:table-cell table:style-name="Tableau1.B1" office:value-type="string">
            <text:p text:style-name="P19"><text:a xlink:type="simple" xlink:href="mailto:renaudbourdeau@gmail.com" text:style-name="Internet_20_link" text:visited-style-name="Visited_20_Internet_20_Link"><text:span text:style-name="T1">renaudbourdeau@gmail.com</text:span></text:a></text:p>
            <text:p text:style-name="P20">+33 603 617 839</text:p>
            <text:p text:style-name="P19"><text:a xlink:type="simple" xlink:href="http://rb-webstudio.go.yj.fr/" text:style-name="Internet_20_link" text:visited-style-name="Visited_20_Internet_20_Link"><text:span text:style-name="T1">http://rb-webstudio.go.yj.fr/</text:span></text:a></text:p>
            <text:p text:style-name="P19"><text:span text:style-name="T1">https://github.com/niux3</text:span></text:p>
            <text:p text:style-name="P12"/>
          </table:table-cell>
        </table:table-row>
      </table:table>
      <text:p text:style-name="P6">Résumé professionnel</text:p>
      <text:p text:style-name="P8"><text:span text:style-name="T6">Tech lead d</text:span>éveloppeur avec plus de <text:span text:style-name="T4">15 ans</text:span> d'expérience, spécialisé en développement front-end et back-end, notamment en Python et JavaScript. Passionné par la sécurité (OWASP), la performance web et l'innovation, je conçois des solutions robustes et efficaces. Reconnu pour mon esprit collaboratif et mes compétences en leadership, j'aime transformer les défis en opportunités tout en garantissant une qualité irréprochable du code.</text:p>
      <text:p text:style-name="P10">Compétences clefs</text:p>
      <table:table table:name="Tableau2" table:style-name="Tableau2">
        <table:table-column table:style-name="Tableau2.A"/>
        <table:table-column table:style-name="Tableau2.B"/>
        <table:table-row table:style-name="TableLine94783671455248">
          <table:table-cell table:style-name="Tableau2.A1" office:value-type="string">
            <text:p text:style-name="P21">Langages</text:p>
          </table:table-cell>
          <table:table-cell table:style-name="Tableau2.B1" office:value-type="string">
            <text:p text:style-name="P37">JavaScript, TypeScript, Python, SQL<text:span text:style-name="T7">, </text:span>HTML, CSS, UML, PHP 5 (ne développe plus avec ce langage et ses outils (WP, Joomla, CakePHP, Code Igniter))</text:p>
          </table:table-cell>
        </table:table-row>
        <table:table-row table:style-name="TableLine94783671455248">
          <table:table-cell table:style-name="Tableau2.A2" office:value-type="string">
            <text:p text:style-name="P22">Frameworks et Outils</text:p>
          </table:table-cell>
          <table:table-cell table:style-name="Tableau2.B2" office:value-type="string">
            <text:p text:style-name="P37">VIM, Design Pattern (Factory, Decorator, Observer, DAO, etc. ), Django, Flask/Flask Rest/Flask family, FastAPI, React &amp; Next.js, Svelte &amp; SvelteKit, ExpressJS, NodeJS, VueJS &amp; Nuxt, jQuery (family (ui, mobile, etc.)), Linux (OpenSuse, Debian), Docker, MySQL, PostgreSQL, MongoDB, Pytest, Jest, Mocha, TOX</text:p>
          </table:table-cell>
        </table:table-row>
        <table:table-row table:style-name="TableLine94783671455248">
          <table:table-cell table:style-name="Tableau2.A3" office:value-type="string">
            <text:p text:style-name="P22">Web Performance</text:p>
          </table:table-cell>
          <table:table-cell table:style-name="Tableau2.B3" office:value-type="string">
            <text:p text:style-name="P38">CLS, TTF, LCP, TTI, INP, PWA</text:p>
          </table:table-cell>
        </table:table-row>
        <table:table-row table:style-name="TableLine94783671455248">
          <table:table-cell table:style-name="Tableau2.A4" office:value-type="string">
            <text:p text:style-name="P22">Méthodologies</text:p>
          </table:table-cell>
          <table:table-cell table:style-name="Tableau2.B4" office:value-type="string">
            <text:p text:style-name="P37">Scrum, Safe, XP, Cycle V</text:p>
          </table:table-cell>
        </table:table-row>
        <table:table-row table:style-name="TableLine94783671455248">
          <table:table-cell table:style-name="Tableau2.A5" office:value-type="string">
            <text:p text:style-name="P22">Bonnes pratiques</text:p>
          </table:table-cell>
          <table:table-cell table:style-name="Tableau2.B5" office:value-type="string">
            <text:p text:style-name="P37">POO, programmation fonctionnelle<text:span text:style-name="T8">, </text:span><text:span text:style-name="T9">Merise, </text:span>SEO, Sémantique, Accessibilité, UX-UI, W3C, OWASP, DRY, YAGNI, KISS, Tests Unitaires, Tests fonctionnels, Flake8, Pylint, PEP8, PEP20</text:p>
          </table:table-cell>
        </table:table-row>
        <table:table-row table:style-name="TableLine94783671455248">
          <table:table-cell table:style-name="Tableau2.A6" office:value-type="string">
            <text:p text:style-name="P22">récompenses</text:p>
          </table:table-cell>
          <table:table-cell table:style-name="Tableau2.B6" office:value-type="string">
            <text:p text:style-name="P37">5 top com d’or (Peugeot, Peugeot 4008, Leroy Merlin, Areva, Renault clio RS)</text:p>
          </table:table-cell>
        </table:table-row>
        <table:table-row table:style-name="TableLine94783671455248">
          <table:table-cell table:style-name="Tableau2.A7" office:value-type="string">
            <text:p text:style-name="P22">Diverses</text:p>
          </table:table-cell>
          <table:table-cell table:style-name="Tableau2.B7" office:value-type="string">
            <text:p text:style-name="P37">Conception fonctionnelle et technique, Chiffrage, CI/CD, Rédaction de documentation technique</text:p>
          </table:table-cell>
        </table:table-row>
      </table:table>
      <text:p text:style-name="P4"/>
      <text:p text:style-name="P11">Expérience professionnelle</text:p>
      <table:table table:name="Tableau3" table:style-name="Tableau3">
        <table:table-column table:style-name="Tableau3.A"/>
        <table:table-column table:style-name="Tableau3.B"/>
        <table:table-row table:style-name="TableLine94783611424272">
          <table:table-cell table:style-name="Tableau3.A1" office:value-type="string">
            <text:p text:style-name="P23">Formateur professionnel<text:line-break/>2024</text:p>
          </table:table-cell>
          <table:table-cell table:style-name="Tableau3.B1" office:value-type="string">
            <text:p text:style-name="P39"><text:span text:style-name="T4">IB Cegos / Eluv.fr</text:span> - Paris, Île-de-France</text:p>
            <text:list xml:id="list156152416" text:style-name="L2">
              <text:list-item>
                <text:p text:style-name="P14">Via Eluv.fr, j'ai donné une formation/conférence de trois jours à des salariés en Javascript dans les <text:s/>locaux d'IB Cegos à Paris la Défense. Étant pédagogue initialement, ce fût une expérience intéressante. Quelle joie de recevoir des compliments sur ma prestation !</text:p>
              </text:list-item>
            </text:list>
          </table:table-cell>
        </table:table-row>
        <table:table-row table:style-name="TableLine94783611424272">
          <table:table-cell table:style-name="Tableau3.A2" office:value-type="string">
            <text:p text:style-name="P24"><text:span text:style-name="T11">Lead </text:span><text:span text:style-name="T12">d</text:span><text:span text:style-name="T11">éveloppeur </text:span><text:span text:style-name="T12">f</text:span><text:span text:style-name="T11">rontend</text:span><text:line-break/>202<text:span text:style-name="T14">3</text:span>/2024</text:p>
          </table:table-cell>
          <table:table-cell table:style-name="Tableau3.B2" office:value-type="string">
            <text:p text:style-name="P40"><text:span text:style-name="T4">Believe</text:span> - Saint-Ouen, Île-de-France</text:p>
            <text:list xml:id="list2819572043" text:style-name="L1">
              <text:list-item>
                <text:p text:style-name="P13">Refonte complète du projet Easy Entry (Smart entry).</text:p>
              </text:list-item>
              <text:list-item>
                <text:p text:style-name="P13">Maintenance, évolution, et correction de bugs pour assurer une transition fluide avant la mise en production.</text:p>
              </text:list-item>
              <text:list-item>
                <text:p text:style-name="P13">Création d’un système de traduction (développement backend).</text:p>
              </text:list-item>
              <text:list-item>
                <text:p text:style-name="P13">POC SvelteKit et Svelte Router pour amélioration des performances web.</text:p>
              </text:list-item>
            </text:list>
          </table:table-cell>
        </table:table-row>
        <table:table-row table:style-name="TableLine94783611424272">
          <table:table-cell table:style-name="Tableau3.A3" office:value-type="string">
            <text:p text:style-name="P24"><text:span text:style-name="T11">Développeur Back-End</text:span><text:line-break/>202<text:span text:style-name="T14">3</text:span></text:p>
          </table:table-cell>
          <table:table-cell table:style-name="Tableau3.B3" office:value-type="string">
            <text:p text:style-name="P41"><text:span text:style-name="T4">John Paul</text:span> - Paris, Île-de-France</text:p>
            <text:list xml:id="list165031857744851" text:continue-numbering="true" text:style-name="L1">
              <text:list-item>
                <text:p text:style-name="P13">Développement et maintenance d’une application Django Rest pour une conciergerie.</text:p>
              </text:list-item>
              <text:list-item>
                <text:p text:style-name="P13">Migration et amélioration de systèmes en Django et DRF.</text:p>
              </text:list-item>
              <text:list-item>
                <text:p text:style-name="P13"><text:span text:style-name="T15">É</text:span>volutions d'une application Django Rest de saisie de contenu de la conciergerie.</text:p>
              </text:list-item>
              <text:list-item>
                <text:p text:style-name="P13"><text:span text:style-name="T15">É</text:span>volutions d’un web service point d’entrée de plusieurs applications Python pour la conciergerie</text:p>
              </text:list-item>
              <text:list-item>
                <text:p text:style-name="P13">Le WebService doit mappées les données des différentes applications et loguer les informations liées à l’exploitation des CRUD</text:p>
              </text:list-item>
            </text:list>
          </table:table-cell>
        </table:table-row>
        <table:table-row table:style-name="TableLine94783611424272">
          <table:table-cell table:style-name="Tableau3.A4" office:value-type="string">
            <text:p text:style-name="P24"><text:span text:style-name="T11">Développeur Full Stack</text:span><text:line-break/>2022/2023</text:p>
          </table:table-cell>
          <table:table-cell table:style-name="Tableau3.B4" office:value-type="string">
            <text:p text:style-name="P41"><text:span text:style-name="T4">Maison de la Radio et de la Musique</text:span> - Paris, Île-de-France</text:p>
            <text:list xml:id="list165032163591525" text:continue-numbering="true" text:style-name="L1">
              <text:list-item>
                <text:p text:style-name="P13">Refonte complète du site radiofrance.fr avec une approche full stack.</text:p>
              </text:list-item>
            </text:list>
          </table:table-cell>
        </table:table-row>
        <table:table-row table:style-name="TableLine94783611424272">
          <table:table-cell table:style-name="Tableau3.A5" office:value-type="string">
            <text:p text:style-name="P25"><text:span text:style-name="T11">Développeur Full Stack</text:span><text:line-break/>20<text:span text:style-name="T16">19</text:span>/202<text:span text:style-name="T16">2</text:span></text:p>
          </table:table-cell>
          <table:table-cell table:style-name="Tableau3.B5" office:value-type="string">
            <text:p text:style-name="P42"><text:span text:style-name="T4">Journal LePoint</text:span> - Paris, Île-de-France</text:p>
            <text:list xml:id="list1389656094" text:style-name="L4">
              <text:list-item>
                <text:p text:style-name="P35">création système de générateur palmarès communs (égalité homme/femme, école commerce, gestion villes, etc.).</text:p>
              </text:list-item>
              <text:list-item>
                <text:p text:style-name="P35">création application et maintenance palmarès h<text:span text:style-name="T16">ô</text:span>pitaux</text:p>
              </text:list-item>
              <text:list-item>
                <text:p text:style-name="P35">création application et maintenance palmarès avocats (avec application embarquée PyQT)</text:p>
              </text:list-item>
              <text:list-item>
                <text:p text:style-name="P36">amélioration significative web performance page article (CLS/TTF/LCP/TTI/INP)</text:p>
              </text:list-item>
              <text:list-item>
                <text:p text:style-name="P35"><text:soft-page-break/>SEO (collaboration avec l'expert)</text:p>
              </text:list-item>
              <text:list-item>
                <text:p text:style-name="P35">déclinaison de la page article suivant les thèmes du site (montres/pop/etc.)</text:p>
              </text:list-item>
              <text:list-item>
                <text:p text:style-name="P35">maintenance et évolution application mobile</text:p>
              </text:list-item>
              <text:list-item>
                <text:p text:style-name="P35">POC page article : VueJS/React/Svelte</text:p>
              </text:list-item>
              <text:list-item>
                <text:p text:style-name="P35">refonte page article</text:p>
              </text:list-item>
            </text:list>
          </table:table-cell>
        </table:table-row>
        <table:table-row table:style-name="TableLine94783611424272">
          <table:table-cell table:style-name="Tableau3.A6" office:value-type="string">
            <text:p text:style-name="P26"><text:span text:style-name="T11">Développeur Full Stack</text:span><text:line-break/>20<text:span text:style-name="T16">19</text:span></text:p>
          </table:table-cell>
          <table:table-cell table:style-name="Tableau3.B6" office:value-type="string">
            <text:p text:style-name="P43"><text:span text:style-name="T4">Carenity</text:span> - Paris, Île-de-France</text:p>
            <text:list xml:id="list3891667616" text:style-name="L5">
              <text:list-item>
                <text:p text:style-name="P48">refonte et tma de la plateforme (3 applications): Back office / Front office / questionnaire (correction bugs majeurs)</text:p>
              </text:list-item>
            </text:list>
          </table:table-cell>
        </table:table-row>
        <table:table-row table:style-name="TableLine94783611424272">
          <table:table-cell table:style-name="Tableau3.A7" office:value-type="string">
            <text:p text:style-name="P26"><text:span text:style-name="T11">Développeur Full Stack</text:span><text:line-break/><text:span text:style-name="T18">2018/</text:span>20<text:span text:style-name="T16">19</text:span></text:p>
          </table:table-cell>
          <table:table-cell table:style-name="Tableau3.B7" office:value-type="string">
            <text:p text:style-name="P43"><text:span text:style-name="T4">Creativ</text:span> - Paris, Île-de-France</text:p>
            <text:list xml:id="list165032794030901" text:continue-numbering="true" text:style-name="L5">
              <text:list-item>
                <text:p text:style-name="P33">refonte de Rimowa</text:p>
              </text:list-item>
              <text:list-item>
                <text:p text:style-name="P33">refonte de Longchamp</text:p>
              </text:list-item>
              <text:list-item>
                <text:p text:style-name="P33"><text:span text:style-name="T17">refonte</text:span> du projet en <text:span text:style-name="T4">PWA</text:span> et <text:span text:style-name="T4">WebRTC</text:span>. Le projet Confbox a été réalisé par mes soins de A à Z (de la maquette à la mise en prod avec gestion de projet et de personnes).</text:p>
              </text:list-item>
            </text:list>
          </table:table-cell>
        </table:table-row>
        <table:table-row table:style-name="Tableau3.8">
          <table:table-cell table:style-name="Tableau3.A8" office:value-type="string">
            <text:p text:style-name="P27"><text:span text:style-name="T11">Développeur Full Stack</text:span><text:line-break/><text:span text:style-name="T18">2016/</text:span>20<text:span text:style-name="T16">1</text:span><text:span text:style-name="T18">8</text:span></text:p>
          </table:table-cell>
          <table:table-cell table:style-name="Tableau3.B8" office:value-type="string">
            <text:p text:style-name="P46"><text:span text:style-name="T4">Publicis</text:span> - Paris, Île-de-France</text:p>
            <text:list xml:id="list165033357633264" text:continue-numbering="true" text:style-name="L5">
              <text:list-item>
                <text:p text:style-name="P30">promotions.renault.fr : creation et TMA</text:p>
              </text:list-item>
              <text:list-item>
                <text:p text:style-name="P30">occasions.renault.fr : creation et TMA</text:p>
              </text:list-item>
              <text:list-item>
                <text:p text:style-name="P30">UPSA: refonte projet</text:p>
              </text:list-item>
              <text:list-item>
                <text:p text:style-name="P30">formulaire BNP Vivatech : inscription au salon</text:p>
              </text:list-item>
              <text:list-item>
                <text:p text:style-name="P30">serietoplexil.fr : création projet événementiel</text:p>
              </text:list-item>
              <text:list-item>
                <text:p text:style-name="P30">Kadjar Quest Renault : refonte projet événementiel</text:p>
              </text:list-item>
              <text:list-item>
                <text:p text:style-name="P30">systeme.dacia.fr : TMA</text:p>
              </text:list-item>
              <text:list-item>
                <text:p text:style-name="P30">Maintenance, développement et déploiement René Furterer</text:p>
              </text:list-item>
              <text:list-item>
                <text:p text:style-name="P30">Honda-motos.com : TMA dans un premier temps et refonte du projet</text:p>
              </text:list-item>
              <text:list-item>
                <text:p text:style-name="P30">Amélioration et refonte Honda Moto occasion</text:p>
              </text:list-item>
              <text:list-item>
                <text:p text:style-name="P30">formulaire de recherche interne : Suite à une demande de Publicis conseil, création d'un moteur de recherche des projets du groupe</text:p>
              </text:list-item>
              <text:list-item>
                <text:p text:style-name="P30">clio rs Renault: création de projet totalement fait en Javascript. Projet récompensé</text:p>
              </text:list-item>
              <text:list-item>
                <text:p text:style-name="P30"><text:span text:style-name="T19">a</text:span>méliorations significatives Atelier Renault</text:p>
              </text:list-item>
              <text:list-item>
                <text:p text:style-name="P30">création application PWA pour le robot Pepper (information Atelier Renault avenue Champs Élysée)</text:p>
              </text:list-item>
              <text:list-item>
                <text:p text:style-name="P30">cevital.com : refonte projet</text:p>
              </text:list-item>
              <text:list-item>
                <text:p text:style-name="P30">le siege Renault: refonte du projet</text:p>
              </text:list-item>
              <text:list-item>
                <text:p text:style-name="P30">visionneuse encart pub : Pour les clients de Prodigious, création d'un système de visionage des encarts pubs</text:p>
              </text:list-item>
            </text:list>
          </table:table-cell>
        </table:table-row>
      </table:table>
      <text:p text:style-name="P5"/>
      <table:table table:name="Tableau4" table:style-name="Tableau4">
        <table:table-column table:style-name="Tableau4.A"/>
        <table:table-column table:style-name="Tableau4.B"/>
        <text:soft-page-break/>
        <table:table-row table:style-name="TableLine94783725112304">
          <table:table-cell table:style-name="Tableau4.A1" office:value-type="string">
            <text:p text:style-name="P28">Lead Développeur <text:span text:style-name="T19">f</text:span>rontend<text:line-break/>20<text:span text:style-name="T19">15/2016</text:span></text:p>
          </table:table-cell>
          <table:table-cell table:style-name="Tableau4.B1" office:value-type="string">
            <text:p text:style-name="P44"><text:span text:style-name="T4">Fullsix</text:span> - Paris, Île-de-France</text:p>
            <text:list xml:id="list165032449048173" text:continue-list="list156152416" text:style-name="L2">
              <text:list-item>
                <text:p text:style-name="P15">développement modules personnalisés et déploiement Afflelou</text:p>
              </text:list-item>
              <text:list-item>
                <text:p text:style-name="P15">développement gabarits pour Aéroport de Paris</text:p>
              </text:list-item>
              <text:list-item>
                <text:p text:style-name="P15">refonte complète site de l'agence</text:p>
              </text:list-item>
              <text:list-item>
                <text:p text:style-name="P15"><text:span text:style-name="T19">r</text:span>éalisation de documentations techniques</text:p>
              </text:list-item>
            </text:list>
          </table:table-cell>
        </table:table-row>
        <table:table-row table:style-name="TableLine94783725112304">
          <table:table-cell table:style-name="Tableau4.A2" office:value-type="string">
            <text:p text:style-name="P28"><text:span text:style-name="T11">Lead </text:span><text:span text:style-name="T12">d</text:span><text:span text:style-name="T11">éveloppeur </text:span><text:span text:style-name="T12">f</text:span><text:span text:style-name="T11">rontend</text:span><text:line-break/>20<text:span text:style-name="T19">14</text:span>/20<text:span text:style-name="T19">15</text:span></text:p>
          </table:table-cell>
          <table:table-cell table:style-name="Tableau4.B2" office:value-type="string">
            <text:p text:style-name="P44"><text:span text:style-name="T4">Bazarchic</text:span> - <text:span text:style-name="T19">Gennevilliers</text:span>, Île-de-France</text:p>
            <text:list xml:id="list3460510484" text:style-name="L6">
              <text:list-item>
                <text:p text:style-name="P16">refonte partielle Bazarchic</text:p>
              </text:list-item>
              <text:list-item>
                <text:p text:style-name="P16">amélioration et refonte partielle mytravelchic</text:p>
              </text:list-item>
              <text:list-item>
                <text:p text:style-name="P16">création système de templating pour emailing</text:p>
              </text:list-item>
              <text:list-item>
                <text:p text:style-name="P16"><text:span text:style-name="T19">m</text:span>aintenance et évolution des plateformes web de la société (mytravelchic, bazarchic, Figaro vin, importation composants)</text:p>
              </text:list-item>
            </text:list>
          </table:table-cell>
        </table:table-row>
        <table:table-row table:style-name="TableLine94783725112304">
          <table:table-cell table:style-name="Tableau4.A3" office:value-type="string">
            <text:p text:style-name="P28"><text:span text:style-name="T11">Lead </text:span><text:span text:style-name="T12">d</text:span><text:span text:style-name="T11">éveloppeur </text:span><text:span text:style-name="T12">f</text:span><text:span text:style-name="T11">rontend</text:span><text:line-break/>20<text:span text:style-name="T19">10</text:span>/20<text:span text:style-name="T19">14</text:span></text:p>
          </table:table-cell>
          <table:table-cell table:style-name="Tableau4.B3" office:value-type="string">
            <text:p text:style-name="P44"><text:span text:style-name="T4">Business Lab</text:span> - <text:span text:style-name="T19">Nanterre</text:span>, Île-de-France</text:p>
            <text:list xml:id="list165031948125672" text:continue-numbering="true" text:style-name="L6">
              <text:list-item>
                <text:p text:style-name="P16">cavadeos: TMA et migration mobile</text:p>
              </text:list-item>
              <text:list-item>
                <text:p text:style-name="P16">Leroy Merlin : évolution en continu. Projet récompensé</text:p>
              </text:list-item>
              <text:list-item>
                <text:p text:style-name="P16">Decolorstop: TMA</text:p>
              </text:list-item>
              <text:list-item>
                <text:p text:style-name="P16">Algeco: TMA</text:p>
              </text:list-item>
              <text:list-item>
                <text:p text:style-name="P16">Leclerc (family): refonte et/ou TMA (sesoignermoinscher, biomoinscher, quiestlemoinscher, de quoi je me M.E.L)</text:p>
              </text:list-item>
              <text:list-item>
                <text:p text:style-name="P16">peugeot4008: création projet événémentiel (projet récompensé). Un vrai jeu vidéo.…</text:p>
              </text:list-item>
              <text:list-item>
                <text:p text:style-name="P16">Dyson Affaire AirBlade V1 et v2 : création et refonte projet</text:p>
              </text:list-item>
              <text:list-item>
                <text:p text:style-name="P16">Air Caraïbes: refonte et TMA</text:p>
              </text:list-item>
              <text:list-item>
                <text:p text:style-name="P16">Fidelity vie: refonte</text:p>
              </text:list-item>
              <text:list-item>
                <text:p text:style-name="P16">Peugeot Design Lab: refonte projet</text:p>
              </text:list-item>
              <text:list-item>
                <text:p text:style-name="P16">banquecasino: TMA</text:p>
              </text:list-item>
              <text:list-item>
                <text:p text:style-name="P16">Flyopenskies V2 &amp; V3 : refonte</text:p>
              </text:list-item>
              <text:list-item>
                <text:p text:style-name="P16">Areva :</text:p>
                <text:list>
                  <text:list-item>
                    <text:p text:style-name="P16">creation réseau social en interne</text:p>
                  </text:list-item>
                  <text:list-item>
                    <text:p text:style-name="P16">migration d'un projet</text:p>
                  </text:list-item>
                  <text:list-item>
                    <text:p text:style-name="P16">application géographique</text:p>
                  </text:list-item>
                </text:list>
              </text:list-item>
              <text:list-item>
                <text:p text:style-name="P16">Europcar: refonte</text:p>
              </text:list-item>
              <text:list-item>
                <text:p text:style-name="P16">cfcopies.com : refonte</text:p>
              </text:list-item>
              <text:list-item>
                <text:p text:style-name="P16">Air Madagascar: refonte</text:p>
              </text:list-item>
              <text:list-item>
                <text:p text:style-name="P16">mypeugeot: refonte projet. Projet coréalisé avec l'ancienne agence : les argonautes</text:p>
              </text:list-item>
              <text:list-item>
                <text:p text:style-name="P16">Peugeot.com : refonte projet. Projet récompensé</text:p>
              </text:list-item>
              <text:list-item>
                <text:p text:style-name="P16">Brasseries Flo : refonte des sites des restaurants (un master : la coupole et déclinaison de celui ci : bofinger, terminus nord, etc.)</text:p>
              </text:list-item>
            </text:list>
            <text:p text:style-name="P18"/>
          </table:table-cell>
        </table:table-row>
        <table:table-row table:style-name="TableLine94783725112304">
          <table:table-cell table:style-name="Tableau4.A5" office:value-type="string">
            <text:p text:style-name="P29"><text:span text:style-name="T13"><text:line-break/><text:line-break/></text:span><text:soft-page-break/><text:span text:style-name="T13">Agent administratif</text:span><text:line-break/>20<text:span text:style-name="T20">07</text:span>/20<text:span text:style-name="T20">10</text:span></text:p>
          </table:table-cell>
          <table:table-cell table:style-name="Tableau4.B5" office:value-type="string">
            <text:p text:style-name="P45"><text:span text:style-name="T5"><text:line-break/><text:line-break/></text:span><text:soft-page-break/><text:span text:style-name="T5">Aides pour vivre à domicile</text:span> – <text:span text:style-name="T20">Le Cannet</text:span>, <text:span text:style-name="T20">PACA</text:span></text:p>
            <text:list xml:id="list165032529440212" text:continue-numbering="true" text:style-name="L6">
              <text:list-item>
                <text:p text:style-name="P17"><text:span text:style-name="T20">Bénévolat dans une association d’aide à la personne</text:span>.</text:p>
              </text:list-item>
            </text:list>
          </table:table-cell>
        </table:table-row>
        <table:table-row table:style-name="TableLine94783725112304">
          <table:table-cell table:style-name="Tableau4.A5" office:value-type="string">
            <text:p text:style-name="P28"><text:span text:style-name="T13">Maquettiste</text:span><text:line-break/>20<text:span text:style-name="T20">05</text:span>/20<text:span text:style-name="T20">07</text:span></text:p>
          </table:table-cell>
          <table:table-cell table:style-name="Tableau4.B5" office:value-type="string">
            <text:p text:style-name="P44"><text:span text:style-name="T5">Pisoni</text:span> – <text:span text:style-name="T20">Mouans Sartoux</text:span>, <text:span text:style-name="T20">PACA</text:span></text:p>
            <text:list xml:id="list165033251510963" text:continue-numbering="true" text:style-name="L6">
              <text:list-item>
                <text:p text:style-name="P16">Affichage.</text:p>
              </text:list-item>
              <text:list-item>
                <text:p text:style-name="P16">impressions numériques grands formats</text:p>
              </text:list-item>
            </text:list>
          </table:table-cell>
        </table:table-row>
        <table:table-row table:style-name="TableLine94783725112304">
          <table:table-cell table:style-name="Tableau4.A6" office:value-type="string">
            <text:p text:style-name="P28"><text:span text:style-name="T13">Opérateur mise en page</text:span><text:line-break/>20<text:span text:style-name="T20">01</text:span>/20<text:span text:style-name="T20">04</text:span></text:p>
          </table:table-cell>
          <table:table-cell table:style-name="Tableau4.B6" office:value-type="string">
            <text:p text:style-name="P44"><text:span text:style-name="T5">Sogitec</text:span> - <text:span text:style-name="T20">Suresnes</text:span>, Île-de-France</text:p>
            <text:list xml:id="list3765019549" text:style-name="L7">
              <text:list-item>
                <text:p text:style-name="P32"><text:span text:style-name="T2">Documentation technique de soutien</text:span></text:p>
              </text:list-item>
              <text:list-item>
                <text:p text:style-name="P32"><text:span text:style-name="T2">ingénieurerie de fond documentaire</text:span></text:p>
              </text:list-item>
            </text:list>
          </table:table-cell>
        </table:table-row>
        <table:table-row table:style-name="TableLine94783725112304">
          <table:table-cell table:style-name="Tableau4.A7" office:value-type="string">
            <text:p text:style-name="P28"><text:span text:style-name="T11">Commercial - maquettiste</text:span><text:line-break/><text:span text:style-name="T20">2000/2001</text:span></text:p>
          </table:table-cell>
          <table:table-cell table:style-name="Tableau4.B7" office:value-type="string">
            <text:p text:style-name="P44"><text:span text:style-name="T4">Color Caribe</text:span> – <text:span text:style-name="T20">Samana, RD</text:span></text:p>
            <text:list xml:id="list3543235083" text:style-name="L8">
              <text:list-item>
                <text:p text:style-name="P34">Création et vente tee-shirt</text:p>
              </text:list-item>
              <text:list-item>
                <text:p text:style-name="P49">Vente bijoux- Création et vente tee-shirt - Vente bijoux </text:p>
              </text:list-item>
            </text:list>
          </table:table-cell>
        </table:table-row>
        <table:table-row table:style-name="TableLine94783725112304">
          <table:table-cell table:style-name="Tableau4.A8" office:value-type="string">
            <text:p text:style-name="P28"><text:span text:style-name="T11">Commercial - maquettiste</text:span><text:line-break/><text:span text:style-name="T20">1997</text:span><text:span text:style-name="T18">/</text:span>20<text:span text:style-name="T20">00</text:span></text:p>
          </table:table-cell>
          <table:table-cell table:style-name="Tableau4.B8" office:value-type="string">
            <text:p text:style-name="P44"><text:span text:style-name="T4">Messe Frankfurt France</text:span> - Paris, Île-de-France</text:p>
            <text:list xml:id="list165031578182135" text:continue-numbering="true" text:style-name="L8">
              <text:list-item>
                <text:p text:style-name="P34">Promotion des salons dans le monde</text:p>
              </text:list-item>
            </text:list>
          </table:table-cell>
        </table:table-row>
      </table:table>
      <text:p text:style-name="P7">formation</text:p>
      <text:p text:style-name="P9">BTS communication visuelle – 1995/1997 – GRETA Par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355269" loext:opacity="100%" style:font-name="Arial" fo:font-size="11pt"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draw:fill="solid" draw:fill-color="#eeeee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199cm" fo:background-color="transparent" style:dynamic-spacing="false" draw:fill="none"/>
      </style:footer-style>
    </style:page-layout>
    <style:style style:name="Mdp1" style:family="drawing-page">
      <style:drawing-page-properties draw:fill="solid" draw:fill-color="#eeeeee" draw:background-size="full"/>
    </style:style>
  </office:automatic-styles>
  <office:master-styles>
    <style:master-page style:name="Standard" style:page-layout-name="Mpm1" draw:style-name="Mdp1">
      <style:footer>
        <text:p text:style-name="MP1"><text:page-number text:select-page="current">5</text:page-number><text:s/>-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4:17:09.601092577</meta:creation-date>
    <dc:date>2024-12-12T16:50:31.140327561</dc:date>
    <meta:editing-duration>PT2H11M14S</meta:editing-duration>
    <meta:editing-cycles>53</meta:editing-cycles>
    <meta:generator>LibreOffice/7.0.4.2$Linux_X86_64 LibreOffice_project/00$Build-2</meta:generator>
    <meta:document-statistic meta:table-count="4" meta:image-count="0" meta:object-count="0" meta:page-count="5" meta:paragraph-count="138" meta:word-count="1078" meta:character-count="7273" meta:non-whitespace-character-count="6400"/>
  </office:meta>
</office:document-meta>
</file>